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51" calcext:value-type="float">
            <text:p>151</text:p>
          </table:table-cell>
          <table:table-cell table:style-name="ce7" table:formula="of:=COUNTIF([.B7:.B199];&quot;X&quot;)" office:value-type="float" office:value="127" calcext:value-type="float">
            <text:p>127</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69" calcext:value-type="float">
            <text:p>16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3" table:number-rows-repeated="4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2">00/00/0000</text:date>, <text:time style:data-style-name="N2" text:time-value="23:04:56.82513867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12T23:06:04.067113728</dc:date>
    <meta:editing-duration>PT9H36M33S</meta:editing-duration>
    <meta:editing-cycles>174</meta:editing-cycles>
    <meta:document-statistic meta:table-count="1" meta:cell-count="887" meta:object-count="0"/>
  </office:meta>
</office:document-meta>
</file>